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Times of carnival temporally marginalize the monstrous, but at the same time allow it a safe realm of expression and play: on Halloween everyone is a demon for a night. The same impulse to ataractic fantasy is behind much lavishly bizarre manuscript marginalia, from abstract scribblings at the edges of an ordered page to preposterous animals and vaguely humanoid creatures of strange anatomy that crowd a biblical text. Gargoyles and ornately sculpted grotesques, lurking at the crossbeams or upon the roof of the cathedral, likewise record the liberating fantasies of a bored or repressed hand suddenly freed to populate the margins. Maps and travel accounts inherited from antiquity invented whole geographies of the mind and peopled them with exotic and fantastic creatures; Ultima Thule, Ethiopia, and the Antipodes were the medieval equivalents of outer space and virtual reality, imaginary (wholly verbal) geographies accessible from anywhere, never meant to be discovered but always waiting to be explored. Jacques Le Goff has written that the Indian Ocean (a “mental horizon” imagined, in the Middle Ages, to be completely enclosed by land) was a cultural space</text:p>
      <text:p text:style-name="P1">where taboos were eliminated or exchanged for others. The weirdness of this world produced an impression of liberation and freedom. The strict morality imposed by the Church was contrasted with the discomfiting attractiveness of a world of bizarre tastes, which practiced coprophagy and cannibalism; of bodily innocence, where man, freed of the modesty of clothing, rediscovered nudism and sexual freedom; and where, once rid of restrictive monogamy and family barriers, he could give himself over to polygamy, incest, and eroticism.<text:note text:id="ftn0" text:note-class="footnote"><text:note-citation>1</text:note-citation><text:note-body><text:p text:style-name="Footnote">Jacques Le Goff, “The Medieval West and the Indian Ocean,” in <text:span text:style-name="T1">Time, Work and Culture in the Middle Ages,</text:span> trans. Arthur Goldhammer (Chicago: University of Chicago Press, 1980), 197. The postmodern equivalent of such spaces is Gibsonian cyberspace, with its MOOs and MUSHes and other arenas of unlimited possibility.</text:p></text:note-body></text:note></text:p>
      <text:p text:style-name="First_20_paragraph">The habitations of the monsters (Africa, Scandinavia, America, Venus, the Delta Quadrant-—-whatever land is sufficiently distant to be exoticized) are more than dark regions of uncertain danger: they are also realms of happy fantasy, horizons of liberation. Their monsters serve as secondary bodies through which the possibilities of other genders, other sexual practices, and other social customs can be explored. Hermaphrodites, Amazons, and lascivious cannibals beckon from the edges of the world, the most distant planets of the galaxy. The co-optation of the monster into a symbol of the desirable is often accomplished through the neutralization of potentially threatening aspects with a liberal dose of comedy: the thundering giant becomes the bumbling giant.<text:note text:id="ftn1" text:note-class="footnote"><text:note-citation>2</text:note-citation><text:note-body><text:p text:style-name="Footnote">For Mikhail Bakhtin, famously, this is the transformative power of laughter: “Laughter liberates not only from external censorship but first of all from the great internal censor; it liberates from the fear that developed in man during thousands of years: fear of the sacred, fear of the prohibitions, of the past, of power.” <text:span text:style-name="T1">Rabelais and His World,</text:span> trans. Héléne Iswolsky (Indianapolis: Indiana University Press, 1984), 94. Bakhtin traces the moment of escape to the point at which laughter became a part of the “higher levels of literature,” when Rabelais wrote <text:span text:style-name="T1">Gargantua et Pantagruel</text:span>.</text:p></text:note-body></text:note> Monsters may still function, however, as the vehicles of causative fantasies even without their valences reversed. What Bakhtin calls “official culture” can transfer all that is viewed as undesirable in itself into the body of the monster, performing a wish-fulfillment drama of its own; the scapegoated monster is perhaps ritually destroyed in the course of some official narrative, purging the community by eliminating its sins. The monster’s eradication functions as an exorcism and, when retold and promulgated, as a catechism. The monastically manufactured <text:span text:style-name="T1">Queste del Saint Graal</text:span> serves as an ecclesiastically sanctioned antidote to the looser morality of the secular romances; when Sir Bors comes across a castle where “ladies of high descent and rank” tempt him to sexual indulgence, these ladies are, of course, demons in lascivious disguise. When Bors refuses to sleep with one of these transcorporal devils (described as “so lovely and so fair that it seemed all earthly beauty was embodied in her”), his steadfast assertion of control banishes them all shrieking back to hell.<text:note text:id="ftn2" text:note-class="footnote"><text:note-citation>3</text:note-citation><text:note-body><text:p text:style-name="Footnote">The Quest for the Holy Grail,</text:p></text:note-body></text:note> The episode valorizes the celibacy so central to the authors’ belief system (and so difficult to enforce) while inculcating a lesson in morality for the work’s intended secular audience, the knights and courtly women fond of romances.</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